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Standaar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0.981cm" style:rel-column-width="3781*"/>
    </style:style>
    <style:style style:name="Table1.B" style:family="table-column">
      <style:table-column-properties style:column-width="2.328cm" style:rel-column-width="8977*"/>
    </style:style>
    <style:style style:name="Table1.C" style:family="table-column">
      <style:table-column-properties style:column-width="3.254cm" style:rel-column-width="12547*"/>
    </style:style>
    <style:style style:name="Table1.D" style:family="table-column">
      <style:table-column-properties style:column-width="10.435cm" style:rel-column-width="4023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Heading_20_1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style:style style:name="P6" style:family="paragraph" style:parent-style-name="Heading_20_2" style:list-style-name="L2"/>
    <style:style style:name="P7" style:family="paragraph" style:parent-style-name="Text_20_body" style:list-style-name="L3"/>
    <style:style style:name="P8" style:family="paragraph" style:parent-style-name="Heading_20_2" style:list-style-name="Numbering_20_1"/>
    <style:style style:name="P9" style:family="paragraph" style:parent-style-name="Text_20_body" style:list-style-name="L4"/>
    <style:style style:name="P10" style:family="paragraph" style:parent-style-name="Text_20_body" style:list-style-name="Numbering_20_1"/>
    <style:style style:name="P11" style:family="paragraph" style:parent-style-name="Code" style:list-style-name="Numbering_20_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of DB changes</text:p>
      <text:p text:style-name="P1">TestLink 1.7</text:p>
      <text:p text:style-name="Standard"/>
      <text:p text:style-name="Standard">Status: Draft</text:p>
      <text:p text:style-name="Standard">Author: Martin Havlat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0.1</text:p>
            </table:table-cell>
            <table:table-cell table:style-name="Table1.A1" office:value-type="string">
              <text:p text:style-name="P2">2005-11-12</text:p>
            </table:table-cell>
            <table:table-cell table:style-name="Table1.A1" office:value-type="string">
              <text:p text:style-name="P2"><text:initial-creator>Martin Havlat</text:initial-creator></text:p>
            </table:table-cell>
            <table:table-cell table:style-name="Table1.D1" office:value-type="string">
              <text:p text:style-name="P2">Initial version</text:p>
            </table:table-cell>
          </table:table-row>
        </table:table-header-rows>
        <table:table-row>
          <table:table-cell table:style-name="Table1.A2" office:value-type="string">
            <text:p text:style-name="P2">0.2</text:p>
          </table:table-cell>
          <table:table-cell table:style-name="Table1.A2" office:value-type="string">
            <text:p text:style-name="P2">2005-01-17</text:p>
          </table:table-cell>
          <table:table-cell table:style-name="Table1.A2" office:value-type="string">
            <text:p text:style-name="P2">Andreas Morsing</text:p>
          </table:table-cell>
          <table:table-cell table:style-name="Table1.D2" office:value-type="string">
            <text:p text:style-name="P2">Added Milestones-Change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Table">Table <text:sequence text:ref-name="refTable0" text:name="Table" text:formula="ooow:Table+1" style:num-format="1">1</text:sequence>: Revisions</text:p>
      <text:p text:style-name="Table"/>
      <text:list text:style-name="L1">
        <text:list-item>
          <text:h text:style-name="P3" text:outline-level="1">Objectives</text:h>
        </text:list-item>
      </text:list>
      <text:p text:style-name="Text_20_body">This document should describe changes of DB schema for 1.6 and 1.7. The document should serve as input for installation script update.</text:p>
      <text:p text:style-name="Text_20_body">List of general tasks:</text:p>
      <text:list text:style-name="L2">
        <text:list-item>
          <text:p text:style-name="P4">Review the current structure (e.g. Change first + last name to one field – to be compatible with other projects (e.g. Mantis))</text:p>
        </text:list-item>
        <text:list-item>
          <text:p text:style-name="P4">naming standard:</text:p>
          <text:list>
            <text:list-item>
              <text:p text:style-name="P4">unify names for similar things (e.g. Name/title, notes/scope)</text:p>
            </text:list-item>
            <text:list-item>
              <text:p text:style-name="P5">rename changed (e.g. Table “project”)</text:p>
            </text:list-item>
            <text:list-item>
              <text:p text:style-name="P5">using only lower case for database objects</text:p>
            </text:list-item>
          </text:list>
        </text:list-item>
        <text:list-item>
          <text:p text:style-name="P5">SQL standard compatibility (remove enum, etc.)</text:p>
        </text:list-item>
        <text:list-item>
          <text:p text:style-name="P4">Test case description should be stored only in one table. I.e. Remove from table 'testcase'. <text:span text:style-name="T1">Must be find a solution how to store history at first.</text:span></text:p>
        </text:list-item>
        <text:list-item>
          <text:p text:style-name="P4">Add new functionality</text:p>
        </text:list-item>
        <text:list-item>
          <text:p text:style-name="P4">Identify installation script changes</text:p>
        </text:list-item>
        <text:list-item>
          <text:p text:style-name="P4">Implement DB abstraction layer</text:p>
          <text:list>
            <text:list-header>
              <text:h text:style-name="P6" text:outline-level="2" text:is-list-header="true">New naming convention</text:h>
            </text:list-header>
          </text:list>
        </text:list-item>
      </text:list>
      <text:list text:style-name="L3">
        <text:list-item>
          <text:p text:style-name="P7">Name of each table fields begin with acronym or name of table?</text:p>
        </text:list-item>
        <text:list-item>
          <text:p text:style-name="P7">ID title has form xxx_id.</text:p>
        </text:list-item>
      </text:list>
      <text:list text:style-name="L1" text:continue-numbering="true">
        <text:list-item>
          <text:h text:style-name="P3" text:outline-level="1">DB schema</text:h>
        </text:list-item>
      </text:list>
      <text:p text:style-name="Text_20_body">TODO: add pictures</text:p>
      <text:list text:style-name="L1" text:continue-numbering="true">
        <text:list-item>
          <text:h text:style-name="P3" text:outline-level="1">DB changes</text:h>
        </text:list-item>
      </text:list>
      <text:p text:style-name="Text_20_body">There should be described changes for each table. There could be also status: IMPLEMENTED where applicable.</text:p>
      <text:list text:style-name="Numbering_20_1">
        <text:list-item>
          <text:list>
            <text:list-item>
              <text:h text:style-name="P8" text:outline-level="2">Product</text:h>
            </text:list-item>
          </text:list>
        </text:list-item>
      </text:list>
      <text:p text:style-name="Code">CREATE TABLE `mgtproduct` (</text:p>
      <text:p text:style-name="Code"><text:s text:c="2"/>`id` int(10) unsigned NOT NULL auto_increment,</text:p>
      <text:p text:style-name="Code"><text:s text:c="2"/>`name` varchar(100) NOT NULL default 'undefined',</text:p>
      <text:p text:style-name="Code"><text:s text:c="2"/>`notes` text,</text:p>
      <text:p text:style-name="Code"><text:s text:c="2"/>`color` varchar(12) NOT NULL default '#9BD',</text:p>
      <text:p text:style-name="Code"><text:s text:c="2"/>`active` bool NOT NULL default 1,</text:p>
      <text:p text:style-name="Code"><text:s text:c="2"/>`option_reqs` bool NOT NULL default 0,</text:p>
      <text:p text:style-name="Code"><text:s text:c="2"/>`option_priority` bool NOT NULL default 1,</text:p>
      <text:p text:style-name="Code"><text:s text:c="2"/>PRIMARY KEY <text:s/>(`id`),</text:p>
      <text:p text:style-name="Code"><text:s text:c="2"/>UNIQUE KEY `name` (`name`),</text:p>
      <text:p text:style-name="Code"><text:s text:c="2"/>KEY `ActiveId` (`id`,`active`)</text:p>
      <text:p text:style-name="Code">) TYPE=MyISAM COMMENT='Products of the TC management';</text:p>
      <text:p text:style-name="Text_20_body">Changes:</text:p>
      <text:list text:style-name="L4">
        <text:list-item>
          <text:p text:style-name="P9">Table name: mgtproduct =&gt; product</text:p>
        </text:list-item>
        <text:list-item>
          <text:p text:style-name="P9">Field: id =&gt; product_id</text:p>
        </text:list-item>
        <text:list-item>
          <text:p text:style-name="P9">Field: name =&gt; title</text:p>
        </text:list-item>
        <text:list-item>
          <text:p text:style-name="P9">Key: ActiveId =&gt; active_products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P8" text:outline-level="2">Milestones</text:h>
            </text:list-item>
          </text:list>
          <text:p text:style-name="P10">Column definitions for <text:span text:style-name="T1">A, B, C</text:span> in table <text:span text:style-name="T2">milestone</text:span> was changed from</text:p>
        </text:list-item>
      </text:list>
      <text:p text:style-name="Code"/>
      <text:list text:style-name="Numbering_20_1" text:continue-numbering="true">
        <text:list-header>
          <text:p text:style-name="P11">...</text:p>
          <text:p text:style-name="P11"><text:s text:c="2"/>`A` tinyint(3) unsigned zerofill NOT NULL default '000',</text:p>
          <text:p text:style-name="P11"><text:s text:c="2"/>`B` tinyint(3) unsigned zerofill NOT NULL default '000',</text:p>
          <text:p text:style-name="P11"><text:s text:c="2"/>`C` tinyint(3) unsigned zerofill NOT NULL default '000',</text:p>
          <text:p text:style-name="P11">...</text:p>
          <text:list>
            <text:list-header>
              <text:p text:style-name="P10">to</text:p>
            </text:list-header>
          </text:list>
          <text:p text:style-name="P11">...</text:p>
          <text:p text:style-name="P11"><text:s text:c="2"/>`A` tinyint(3) unsigned NOT NULL default '0',</text:p>
          <text:p text:style-name="P11"><text:s text:c="2"/>`B` tinyint(3) unsigned NOT NULL default '0',</text:p>
          <text:p text:style-name="P11"><text:s text:c="2"/>`C` tinyint(3) unsigned NOT NULL default '0',</text:p>
          <text:p text:style-name="P11">...</text:p>
        </text:list-header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Standaar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default-outline-level="1">
      <style:paragraph-properties fo:margin-left="-0.6cm" fo:margin-right="0cm" fo:margin-top="0.621cm" fo:margin-bottom="0.21cm" fo:text-indent="0cm" style:auto-text-indent="false" fo:break-before="auto" fo:break-after="auto" fo:background-color="#e6e6ff" style:shadow="none" text:number-lines="true" text:line-number="0">
        <style:tab-stops/>
        <style:background-image/>
      </style:paragraph-properties>
      <style:text-properties fo:font-size="120%" fo:text-shadow="1pt 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 style:default-outline-level="2">
      <style:paragraph-properties fo:margin-left="-0.499cm" fo:margin-right="0cm" fo:text-indent="0cm" style:auto-text-indent="false" style:shadow="none" text:number-lines="true" text:line-number="0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TLNumHeaders1" style:class="text" style:default-outline-level="3">
      <style:paragraph-properties fo:margin-left="-1.499cm" fo:margin-right="0cm" fo:text-indent="0cm" style:auto-text-indent="false" fo:background-color="transparent" style:shadow="none" text:number-lines="true" text:line-number="0">
        <style:tab-stops/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de" style:family="paragraph" style:parent-style-name="Text_20_body" style:next-style-name="Text_20_body">
      <style:paragraph-properties fo:margin-left="0.499cm" fo:margin-right="0cm" fo:margin-top="0cm" fo:margin-bottom="0.109cm" fo:text-indent="0cm" style:auto-text-indent="false"/>
      <style:text-properties style:font-name="Courier New1" fo:font-size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text:style-name="Numbering_20_Symbols" style:num-prefix=" " style:num-suffix=" " style:num-format="1">
        <style:list-level-properties text:space-before="0.635cm" text:min-label-width="0.635cm"/>
      </text:outline-level-style>
      <text:outline-level-style text:level="2" text:style-name="Numbering_20_Symbols" style:num-prefix=" " style:num-suffix=" " style:num-format="1" text:display-levels="2">
        <style:list-level-properties text:space-before="1.27cm" text:min-label-width="0.635cm"/>
      </text:outline-level-style>
      <text:outline-level-style text:level="3" text:style-name="Numbering_20_Symbols" style:num-prefix=" " style:num-suffix=" " style:num-format="1" text:display-levels="3">
        <style:list-level-properties text:space-before="1.905cm" text:min-label-width="0.635cm"/>
      </text:outline-level-style>
      <text:outline-level-style text:level="4" text:style-name="Numbering_20_Symbols" style:num-prefix=" " style:num-suffix=" " style:num-format="1" text:display-levels="4">
        <style:list-level-properties text:space-before="2.54cm" text:min-label-width="0.635cm"/>
      </text:outline-level-style>
      <text:outline-level-style text:level="5" text:style-name="Numbering_20_Symbols" style:num-prefix=" " style:num-suffix=" " style:num-format="1" text:display-levels="5">
        <style:list-level-properties text:space-before="3.175cm" text:min-label-width="0.635cm"/>
      </text:outline-level-style>
      <text:outline-level-style text:level="6" text:style-name="Numbering_20_Symbols" style:num-prefix=" " style:num-suffix=" " style:num-format="1" text:display-levels="6">
        <style:list-level-properties text:space-before="3.81cm" text:min-label-width="0.635cm"/>
      </text:outline-level-style>
      <text:outline-level-style text:level="7" text:style-name="Numbering_20_Symbols" style:num-prefix=" " style:num-suffix=" " style:num-format="1" text:display-levels="7">
        <style:list-level-properties text:space-before="4.445cm" text:min-label-width="0.635cm"/>
      </text:outline-level-style>
      <text:outline-level-style text:level="8" text:style-name="Numbering_20_Symbols" style:num-prefix=" " style:num-suffix=" " style:num-format="1" text:display-levels="8">
        <style:list-level-properties text:space-before="5.08cm" text:min-label-width="0.635cm"/>
      </text:outline-level-style>
      <text:outline-level-style text:level="9" text:style-name="Numbering_20_Symbols" style:num-prefix=" " style:num-suffix=" " style:num-format="1" text:display-levels="9">
        <style:list-level-properties text:space-before="5.715cm" text:min-label-width="0.635cm"/>
      </text:outline-level-style>
      <text:outline-level-style text:level="10" text:style-name="Numbering_20_Symbols" style:num-prefix=" " style:num-suffix=" " style:num-format="1" text:display-levels="10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TLNumHeaders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5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5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5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5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5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Martin Havlat</meta:initial-creator>
    <meta:creation-date>2005-11-12T09:49:27</meta:creation-date>
    <dc:creator>scs scs</dc:creator>
    <dc:date>2006-01-17T22:56:08</dc:date>
    <dc:language>en-US</dc:language>
    <meta:editing-cycles>43</meta:editing-cycles>
    <meta:editing-duration>PT22H52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64" meta:word-count="334" meta:character-count="2121"/>
  </office:meta>
</office:document-meta>
</file>